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bg" fo:country="BG"/>
    </style:style>
    <style:style style:name="T1" style:family="text">
      <style:text-properties fo:language="bg" fo:country="B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аглавие: Шест портрета на протестиращи</text:p>
      <text:p text:style-name="P1"/>
      <text:p text:style-name="P1"/>
      <text:p text:style-name="Standard"><text:span text:style-name="T1"><text:tab/></text:span>В тази фото<text:span text:style-name="T1">история</text:span> ще видите шест портрета на хора участващи в протестите срещу правителството на Пламен Орешарски.<text:line-break/><text:line-break/>Още в началото на събиращите се всяка вечер пред Министерския съвет бяха приписани етикети като: лумпени, безработни, платени. Всяка вечер съобщенията на МВР за числеността на шествията бяха подвеждащи и неточни.<text:line-break/><text:line-break/>Реших да подбера осем от кадрите, които бях направил по време на протестите, и да видя кои са хората, уловени от камерата. Исках да ги представя не само в ролята им на протестиращи, а да ги покажа в техния ежедневен живот.<text:line-break/><text:line-break/>Успях да се свържа със седем от хората, които бях снимал, основно чрез "Фейсбук" и помощ от много приятели там. Всички с изключение на един се съгласиха да се срещнат с мен.<text:line-break/></text:p>
      <text:p text:style-name="Standard"/>
      <text:p text:style-name="Standard">E1 - Нощта на 23 юли, или 40-ия ден на протеста. Малко след 22 ч. когато белият автобус с депутати и представители на правителството се опита да пробие блокадата от живи хора при храма "Св. Александър Невски", се стигна до сблъсъци. Това момиче се опитваше да спре полицаите, които разбутваха насъбралите се протестиращи. <text:span text:style-name="T1">23-07-2013 София</text:span><text:line-break/><text:line-break/>В нея нямаше агресия, облягаше се с цялото си тяло върху полицейските щитове и се опитваше да не отстъпва назад.<text:line-break/></text:p>
      <text:p text:style-name="Standard">E2 - Момичето срещу щита е Славиния Кацарска, намирам я в апартамента й в центъра на София. Там тя често прекарва часове в работа пред компютъра. Живее заедно със своя приятел, който беше с бинтована ръка заради порезна рана от сблъсъците.<text:line-break/><text:line-break/>Славиния е асистент продуцент в продуцентска компания в София. "Ежедневието ми преминава по цял ден на работа и вечер на протестите", казва тя. Мотивът й да ходи всеки ден е заради "бруталните назначения". По думите й правителството е показало как се злоупотребява с власт.<text:line-break/><text:line-break/>В нощта на 23 юли тя обвинява като провокатори МВР заради решението да се опитат да изведат депутатите с автобус. Определя акцията като безумна и смята, че е била обречена да доведе до конфликт.<text:line-break/><text:line-break/>"Всъщност всичко, което ние правехме, беше да седим в отказ да пропуснем депутатите да си тръгнат и въпреки че беше ясно, че ще ги блокираме, те се опитаха да минат покрай нас, през нас, така настъпи и конфликтът."<text:line-break/><text:line-break/>За кадъра от онази нощ тя разказва: "Там се вижда как всъщност ние сме избутани от полицаите, а ние се опитваме да отстояваме позициите си и присъствието ни на площада изказва по някакъв начин това мнение, че ние не сме доволни, че искаме да бъдем чути, че искаме оставка, че искаме предсрочни избори. Но за жалост досега няма никаква комуникация с протестиращите и вследствие на което хората са ядосани и взимат по-радикални мерки от гледна точка на тези блокади, но никой не е призовавал към насилие, ние просто седяхме там и се опитвахме да отстояваме позициите си." <text:span text:style-name="T1">26-07-2013 София</text:span><text:line-break/><text:soft-page-break/></text:p>
      <text:p text:style-name="Standard">E3 - На протестите много родители водят децата си. Избрах да намеря човека от този кадър, защото ми хареса бойната им готовност - съчетанието на бащата с вувузела и сина му с пищов играчка, с баретка на главата. <text:span text:style-name="T1">11-07-2013 София</text:span><text:line-break/></text:p>
      <text:p text:style-name="Standard">E4 - Това е Николай Илиев, работи като таксиметров шофьор в момента. Преди да направя снимката му на работното му място, говорехме дълго за политическото положение в страната и защо хората в чужбина трудно разбират протестите в България. <text:span text:style-name="T1">01-08-2013 София</text:span><text:line-break/><text:line-break/>Според него няма как да им обясниш, че управляващите целенасочено насочват "кораба" към катастрофа. Помолих го да се опита да обобщи с няколко изречения защо участва в акциите срещу правителство. "Заради задкулисието в българската политика", казва той уверено и допълва: "Не може един премиер да не може да си спомни имената на хората в екипа си, когато ги представя, защото са му казани десет минути преди да даде пресконференция. Този кабинет трябва веднага да подаде оставка, защото на въпрос към Орешарски да каже истината за кандидатурата на Делян Пеевски той отговаря: "Вие искате да ви излъжа."<text:line-break/><text:line-break/>Български премиер, който отговаря, че трябва да ме излъже, когато искам истината от него, не сто дни, а сто минути не може да получи подкрепа от мен, независимо от коя политическа сила е", смята Николай.<text:line-break/><text:line-break/>Споделя, че ходи много често със сина си на протестите. Той е на три години. На снимката, върху раменете на баща си, е с пистолет като отговор на лидера на "Атака" Волен Сидеров, който с оръжие, но не пластмасово, влиза в парламента, "заплашва гражданите с арести само защото имат различна позиция от неговата". "Това е абсурд, на който трябва да бъде сложен край." <text:line-break/><text:line-break/>Николай не иска неговият син да не протестира отново след 15 или 20 години заради същите причини както днес. Николай допълва: "Лидерът на ПЕС, с невъзможността си да се противопостави на задкулисните назначения в кабинета, който неговата партия поддържа, се дискредитира тотално и аз смятам, че в Европа няма да му го простят и той ще бъде сменен от този пост, който заема в ПЕС. Защото европейските социалисти със сигурност не си представят такъв модел на управление в собствените си държави."<text:line-break/><text:line-break/>Николай смята, че протестът не върви в добра посока. Опасенията му са: "Докато българинът протестира вкъщи само на маса, докато българина протестира само след работно време и крещи на празна сграда "оставка", няма да имаме много добро развитие на нещата. Защото колко всъщност е възмутен един човек, който крещи "оставка, веднага", когато е готов да го прави само в удобно за него време след работа. Не може да сме бунтари и патриоти само след </text:p>
      <text:p text:style-name="Standard"/>
      <text:p text:style-name="Standard">E5 - На 27 юни това момиче седеше по средата на "Цариградско шосе" и четеше книга, докато булевардът беше блокиран от протестиращи. Направи ми впечатление, че е бременна и не вдига поглед от книгата, която чете. <text:span text:style-name="T1">27.06.2013 София</text:span><text:line-break/></text:p>
      <text:p text:style-name="Standard">E6 - Уговорихме се да се видим в парка, където тя често се разхожда. Казва се Василена Радева, обича по-екстремните изживявания, които най-вече са свързани с планините, но тъй като в момента е бременна в 9-ия месец, приключенства предимно из градските паркове. По професия и призвание тя е театрален режиьор.<text:line-break/><text:line-break/><text:soft-page-break/>Причината да протестира според думите й е стремежът за по-добър живот и справедливостта на каузата да има граждански контрол в политиката. Тя казва: "Всички излязохме преди 46 дни, водени от искреното си възмущение, но сега каузата е много по-голяма. Будни сме и ни пука. Писна ни да ни управляват безскрупулни хора с нисък умствен капацитет.<text:line-break/><text:line-break/>"Моето вдъхновение за този протест е бъдещето, което нося в себе си (в този момент, тя допира с ръце корема си). Аз избрах да живея в България, въпреки че мъжът ми е американец. За мен е много важно да създам семейството си в моята държава и детето ни да се развива в една наистина добра среда.<text:line-break/><text:line-break/>Понеже вече протестите продължават доста вечери и всъщност това е отнемане от личното ни време, което е и време за личностно обогатяване. Избрах по време на този протест да бъда малко по-встрани и да чета. Книгата от снимката е "Театралността - езикът на представлението". Така реших, че ще съчетая отстояването на гражданската си позиция с нещо, полезно за професионалното ми развитие." <text:s text:c="2"/><text:span text:style-name="T1">29-07-2013 София</text:span></text:p>
      <text:p text:style-name="Standard"/>
      <text:p text:style-name="Standard">E7 - На 30 юни валеше проливен дъжд, но отново се събраха хиляди хора на протеста. Тази двойка се бяха прегърнали и много дълго време седяха, без да мърдат, под голям черен чадър. <text:span text:style-name="T1">30-06-2013 София</text:span><text:line-break/></text:p>
      <text:p text:style-name="Standard">E8 - Това са Румяна Цонева и Манол Глишев. Запознали са се и са се събрали на протеста. Срещаме се, докато отиват заедно към площада. Румяна е втори курс студентка по история и протестира срещу настоящото правителство и техните "меко казано, нагли решения".<text:line-break/><text:line-break/>След това Манол се включва в разговора доста разпалено: "Според мен това правителство и за чеп за зеле не става." Той работи в IT фирма и по думите му неговата заплата пряко страда, откакто правителството е дошло на власт. "Освен това лично аз въобще не искам да плащам АЕЦ "Белене". Изобщо нямам нужда от АЕЦ "Белене" и не само няма нужда и от заем от Русия, нямам и нужда тоя некадърен икономист да ми се прави на министър-председател и да обещава с пари, взети назаем, да раздава пари на бедните", казва Манол.<text:line-break/><text:line-break/>"Бях беден, скоро пак може да стана, ако така вървят нещата. Лоша сметка е пари за бедни да се дават от заем." После Манол  споделя с мен, че Румяна винаги се притеснява много от камери и да говори пред тях, но иначе е много дейна по време на протестите. "А пък някои са обратното, много говорят пред камерите и малко действат", допълва той. <text:span text:style-name="T1">29.07.2013 София</text:span><text:line-break/><text:line-break/>E9 - На 11 юли, по време на една от акциите "На кафе пред парламента", група младежи изведнъж се втурнаха да прескачат загражденията пред Народното събрание. Всички, които прескочиха загражденията, бяха задържани за кратко от полицията в района. Това беше акция, организирана от група млади писатели и хора на изкуството. <text:span text:style-name="T1">27.06.2013 София</text:span><text:line-break/></text:p>
      <text:p text:style-name="Standard">E10 - Един от тях, който заснех да прескача загражденията, е Иван Димитров. Той организира литературни четения в "Арт хостел" и също така е писател и драматург. Решава да прескочи символично загражденията около парламента заедно с другите, за да покажат, че никой не може да им отнеме свободата.<text:line-break/><text:line-break/>Според него тези заграждения са незаконни. Иван иска да каже на хората, които питат протестиращите, защо само викат "оставка", а нямат никакви искания, че правителството още от самото начало е показало какво стои зад него и без никакъв свян и с цялата си наглост прави <text:soft-page-break/>всеки ден нови и нови гафове и всеки ден се появяват нови и нови причини човек да протестира. За толкова много неща, че в един момент не му остава нищо друго, освен да викне "оставка".<text:line-break/><text:line-break/>Той мисли, че е безсмислено разделението между февруарските и юнските протести, според него по този начин се вкарва пропаганда за разделянето на леви и десни. За това разделение са спомогнали скандиранията "червени боклуци", но според него проблемът е в тази огромна част от политическата класа, която си прави каквото иска и политиците разчитат на това, че хората са вече толкова отчаяни, че си мислят, че нищо не могат да направят. <text:s/><text:span text:style-name="T1">06-08-2013 София</text:span><text:line-break/></text:p>
      <text:p text:style-name="Standard">E11 - Това е кадър от един от първите моменти, когато полицаите започнаха да проправят път на автобуса с депутати през блокадата от протестиращи в нощта на 40-ия протест. Избрах да намеря мъжа, който сякаш крещи към полицаите, заради силата на изражението му. <text:span text:style-name="T1">22.07.2013 София</text:span><text:line-break/></text:p>
      <text:p text:style-name="Standard">E12 - Това е Борислав Попов - мениджър в компания, занимаваща се със софтуер за интелигентно търсене и анализ на текст предимно за медии в чужбина като BBC, Oxford University Press... Занимава се и с будизъм, преди това се е занимавал с парашутизъм, бил е инструктор по бънджи, баща на едно дете. Казва за себе си, че винаги е имал възможност да замине в чужбина, но се е запънал и е решил, че трябва да живее в България. <text:line-break/><text:line-break/>"Това всъщност беше един седящ протест, около мен имаше доста други хора. Когато полицаите дойдоха, те директно скочиха с щитовете върху мен", разказва Борислав за кадъра от нощта на блокадата. "Това не беше едно постепенно изблъскване, това беше скачане с щитовете върху едни седящи хора."<text:line-break/><text:line-break/>Той допълва какво се вижда на снимката: "Аз крещя на полицаите, че има жени и деца. Винаги съм бил за мирното провеждане на протестите, затова и случващото се е уникално. Ако се прибегне към насилие, този протест няма да е легитимен. Уникален е и с това, че ако го сравним с всички други протести в България, а и в Европа и по света, има разлика и в исканията. Не са толкова икономически, а са просто за по-морални управляващи....<text:line-break/><text:line-break/>Борислав разказва и защо той протестира:<text:line-break/><text:line-break/>"Това, което ме тревожи, е дъщеря ми и това как тя би расла в тази среда. Аз малко или повече, както и хората, с които работя, живеем в един розов мехур, имаме хубава работа, добри взаимоотношения, приятелите ни са определен тип и малко не ни засяга тази обща тенденция на загуба на ценности, която виждаме тук. Ще цитирам дядо ми, който е силна личност и в такива моменти казва: " Българийо, Българийо, за тебе те умряха и само името ти кат мълвяха, умираха безчет", споделя Борислав и казва:<text:line-break/><text:line-break/>"Всъщност бихме искали да имаме не политици, а държавници, и тези държавници да имат ценностна система, която ние самите да виждаме по-висока от нашите ценности. Да можем да погледнем някой от тия хора и да кажем: "Уау, този човек наистина има много висши ценности и аз бих искал да бъда, като него."<text:line-break/><text:line-break/>Според него в България има "естествено отвращение към изкуствените авторитети". "Трябва да се научим, че ние самите носим отговорност за живота си и не можем да продължаваме да се оплакваме, че комунизмът, родителите, шефът са ни виновни, трябва ние да поемем отговорност за действията си". По думите му трябва да се направят стъпки към директна демокрация, но те <text:soft-page-break/>трябва да са внимателни.<text:line-break/><text:line-break/>Това, с което много се гордея с хората от протеста, е, че те по-голямата част са доста заети хора, но отделят време, за да протестират. На практика за първи път, когато отидох на един от тези протести, аз се почувствах гражданин в тази държава и бях горд от това. Това е заради хората, които срещнах там", споделя още Борислав. <text:span text:style-name="T1">02.09.2013 София</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8-14T11:17:04.19</meta:creation-date>
    <meta:document-statistic meta:table-count="0" meta:image-count="0" meta:object-count="0" meta:page-count="5" meta:paragraph-count="13" meta:word-count="2150" meta:character-count="12796"/>
    <dc:date>2014-08-14T11:17:25.04</dc:date>
    <meta:editing-duration>PT00H00M20S</meta:editing-duration>
    <meta:editing-cycles>1</meta:editing-cycles>
    <meta:generator>OpenOffice.org/3.1$Win32 OpenOffice.org_project/310m11$Build-9399</meta:generator>
  </office:meta>
</office:document-meta>
</file>